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g>
          <draw:custom-shape draw:style-name="gr1" draw:text-style-name="P1" draw:layer="layout" svg:width="12.6cm" svg:height="10.5cm" svg:x="2cm" svg:y="1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8cm" svg:height="0.7cm" svg:x="2cm" svg:y="1.6cm">
            <text:p text:style-name="P2"><text:span text:style-name="T1">use case Mashup-Plattform</text:span>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804cm" svg:height="0.725cm" svg:x="2.771cm" svg:y="6.56cm">
            <draw:text-box>
              <text:p><text:span text:style-name="T2">Mashup Manager</text:span></text:p>
            </draw:text-box>
          </draw:frame>
          <draw:path draw:style-name="gr4" draw:text-style-name="P1" draw:layer="layout" svg:width="0.999cm" svg:height="2.199cm" svg:x="4.1cm" svg:y="4.1cm" svg:viewBox="0 0 1000 2200" svg:d="m550 0c142 0 250 108 250 250s-108 250-250 250-250-108-250-250 108-250 250-250zm-250 0zm501 501zm-301 1199-500 500zm500-500 500 500zm-500-500v-1200zm-400 400h800z">
            <text:p/>
          </draw:path>
          <draw:custom-shape draw:style-name="gr2" draw:text-style-name="P5" xml:id="id1" draw:id="id1" draw:layer="layout" svg:width="5.4cm" svg:height="1.3cm" svg:x="8cm" svg:y="2.8cm">
            <text:p text:style-name="P1"><text:span text:style-name="T2">Mashup erstelle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line" svg:x1="8cm" svg:y1="3.45cm" svg:x2="5.279cm" svg:y2="4.846cm" draw:start-shape="id1" draw:start-glue-point="6" svg:d="m8000 3450-2721 1396">
            <text:p/>
          </draw:connector>
          <draw:custom-shape draw:style-name="gr2" draw:text-style-name="P5" xml:id="id2" draw:id="id2" draw:layer="layout" svg:width="5.4cm" svg:height="1.3cm" svg:x="8cm" svg:y="4.5cm">
            <text:p text:style-name="P1"><text:span text:style-name="T2">Mashup bearbeite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line" svg:x1="8cm" svg:y1="5.15cm" svg:x2="5.361cm" svg:y2="5.094cm" draw:start-shape="id2" draw:start-glue-point="6" svg:d="m8000 5150-2639-56">
            <text:p/>
          </draw:connector>
          <draw:custom-shape draw:style-name="gr2" draw:text-style-name="P5" xml:id="id3" draw:id="id3" draw:layer="layout" svg:width="5.4cm" svg:height="1.3cm" svg:x="8cm" svg:y="6.1cm">
            <text:p text:style-name="P1"><text:span text:style-name="T2">Mashup lösche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line" svg:x1="8cm" svg:y1="6.75cm" svg:x2="5.279cm" svg:y2="5.452cm" draw:start-shape="id3" draw:start-glue-point="6" svg:d="m8000 6750-2721-1298">
            <text:p/>
          </draw:connector>
          <draw:frame draw:style-name="gr3" draw:text-style-name="P4" draw:layer="layout" svg:width="3.829cm" svg:height="0.725cm" svg:x="2.8cm" svg:y="10.86cm">
            <draw:text-box>
              <text:p><text:span text:style-name="T2">Mashup Benutzer</text:span></text:p>
            </draw:text-box>
          </draw:frame>
          <draw:path draw:style-name="gr4" draw:text-style-name="P1" draw:layer="layout" svg:width="0.999cm" svg:height="2.199cm" svg:x="4.129cm" svg:y="8.4cm" svg:viewBox="0 0 1000 2200" svg:d="m550 0c142 0 250 108 250 250s-108 250-250 250-250-108-250-250 108-250 250-250zm-250 0zm501 501zm-301 1199-500 500zm500-500 500 500zm-500-500v-1200zm-400 400h800z">
            <text:p/>
          </draw:path>
          <draw:custom-shape draw:style-name="gr2" draw:text-style-name="P5" xml:id="id4" draw:id="id4" draw:layer="layout" svg:width="5.4cm" svg:height="1.3cm" svg:x="8.029cm" svg:y="8.8cm">
            <text:p text:style-name="P1"><text:span text:style-name="T2">Mashup benutze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line" svg:x1="8.029cm" svg:y1="9.45cm" svg:x2="5.39cm" svg:y2="9.394cm" draw:start-shape="id4" draw:start-glue-point="6" svg:d="m8029 9450-2639-56">
            <text:p/>
          </draw:connector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n Wild</meta:initial-creator>
    <meta:creation-date>2011-10-22T20:31:49.77</meta:creation-date>
    <dc:date>2011-10-23T10:42:30.40</dc:date>
    <dc:creator>Jan Wild</dc:creator>
    <meta:editing-duration>PT1H24M51S</meta:editing-duration>
    <meta:editing-cycles>4</meta:editing-cycles>
    <meta:generator>LibreOffice/3.4$Win32 LibreOffice_project/340m1$Build-302</meta:generator>
    <meta:document-statistic meta:object-count="15"/>
  </office:meta>
</office:document-meta>
</file>